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3" svg:font-family="Arial" style:font-family-generic="roman"/>
    <style:font-face style:name="Times New Roman1" svg:font-family="'Times New Roman'" style:font-family-generic="roman"/>
    <style:font-face style:name="Arial1"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vertical-align="auto"/>
    </style:style>
    <style:style style:name="P2"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de" fo:country="DE" style:font-size-asian="12pt" style:language-asian="de" style:country-asian="DE"/>
    </style:style>
    <style:style style:name="P3" style:family="paragraph" style:parent-style-name="Standard" style:list-style-name="WWNum2">
      <style:paragraph-properties fo:margin-left="1.27cm" fo:margin-right="0cm" fo:text-align="start" style:justify-single-word="false" fo:orphans="2" fo:widows="2" fo:text-indent="-0.635cm" style:auto-text-indent="false" style:vertical-align="auto">
        <style:tab-stops>
          <style:tab-stop style:position="1.27cm"/>
        </style:tab-stops>
      </style:paragraph-properties>
    </style:style>
    <style:style style:name="P4" style:family="paragraph" style:parent-style-name="Standard" style:list-style-name="WWNum1">
      <style:paragraph-properties fo:margin-left="1.27cm" fo:margin-right="0cm" fo:text-align="start" style:justify-single-word="false" fo:orphans="2" fo:widows="2" fo:text-indent="-0.635cm" style:auto-text-indent="false" style:vertical-align="auto">
        <style:tab-stops>
          <style:tab-stop style:position="1.27cm"/>
        </style:tab-stops>
      </style:paragraph-properties>
    </style:style>
    <style:style style:name="P5" style:family="paragraph" style:parent-style-name="Standard">
      <style:paragraph-properties fo:margin-left="0.635cm" fo:margin-right="0cm" fo:text-align="start" style:justify-single-word="false" fo:orphans="2" fo:widows="2" fo:text-indent="0cm" style:auto-text-indent="false" style:vertical-align="auto"/>
      <style:text-properties style:font-name="Times New Roman1" fo:font-size="12pt" fo:language="de" fo:country="DE" style:font-size-asian="12pt" style:language-asian="de" style:country-asian="DE"/>
    </style:style>
    <style:style style:name="P6"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style>
    <style:style style:name="P7" style:family="paragraph" style:parent-style-name="Heading_20_2" style:master-page-name="Standard">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style>
    <style:style style:name="P8" style:family="paragraph" style:parent-style-name="Heading_20_1">
      <style:paragraph-properties fo:margin-left="0cm" fo:margin-right="0cm" fo:margin-top="0.423cm" fo:margin-bottom="0.212cm" style:contextual-spacing="false" fo:text-align="start" style:justify-single-word="false" fo:orphans="0" fo:widows="0" fo:text-indent="0cm" style:auto-text-indent="false" fo:keep-with-next="always" style:vertical-align="auto"/>
    </style:style>
    <style:style style:name="P9" style:family="paragraph" style:parent-style-name="Contents_20_1">
      <style:paragraph-properties fo:margin-left="0cm" fo:margin-right="0cm" fo:text-align="start" style:justify-single-word="false" fo:orphans="0" fo:widows="0" fo:text-indent="0cm" style:auto-text-indent="false" style:vertical-align="auto"/>
      <style:text-properties style:font-name="Times New Roman1" fo:font-size="12pt" fo:language="de" fo:country="DE" style:font-size-asian="12pt" style:language-asian="de" style:country-asian="DE"/>
    </style:style>
    <style:style style:name="P10" style:family="paragraph" style:parent-style-name="Contents_20_1">
      <style:paragraph-properties fo:margin-left="0cm" fo:margin-right="0cm" fo:text-align="start" style:justify-single-word="false" fo:orphans="0" fo:widows="0" fo:text-indent="0cm" style:auto-text-indent="false" style:vertical-align="auto"/>
    </style:style>
    <style:style style:name="T1" style:family="text">
      <style:text-properties style:font-name="Arial3" fo:font-size="14pt" fo:language="de" fo:country="DE" fo:font-style="italic" fo:font-weight="bold" style:font-size-asian="14pt" style:language-asian="de" style:country-asian="DE" style:font-style-asian="italic" style:font-weight-asian="bold"/>
    </style:style>
    <style:style style:name="T2" style:family="text">
      <style:text-properties style:font-name="Arial3" fo:font-size="16pt" fo:language="de" fo:country="DE" fo:font-weight="bold" style:font-size-asian="16pt" style:language-asian="de" style:country-asian="DE" style:font-weight-asian="bold"/>
    </style:style>
    <style:style style:name="T3" style:family="text">
      <style:text-properties fo:language="de" fo:country="DE"/>
    </style:style>
    <style:style style:name="T4" style:family="text">
      <style:text-properties style:font-name="Times New Roman1" fo:font-size="12pt" fo:language="de" fo:country="DE" style:font-size-asian="12pt" style:language-asian="de" style:country-asian="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bookmark-start text:name="_Toc75996949"/><text:span text:style-name="T1">Dieser Teil der Doku fehlt in dem offiziellen Handbuch, weil.. das offizielle Handbuch laut Pflichtenheft auf ca. 10 Seiten beschränkt sein sollte.</text:span></text:h>
      <text:h text:style-name="P8" text:outline-level="1"><text:bookmark-start text:name="_Toc75996946"/><text:span text:style-name="T2">Ergänzung zur Spezifikation</text:span><text:bookmark-end text:name="_Toc75996946"/></text:h>
      <text:p text:style-name="P1"><text:span text:style-name="T4">Als Programmiersprache empfiehlt sich C++ , da insbesondere unter Windows der kostenlose „MinGW“ GNU-C Compiler zur Verfügung steht, der mit OpenGL und GLUT Bibliotheken und insbesondere auch mit der Bibliothek „C++ Standard Library (STL), ISO 14882“ ausgeliefert wird. </text:span></text:p>
      <text:p text:style-name="P9"/>
      <text:p text:style-name="P1"><text:span text:style-name="T4">Es soll eine typische einfache OpenGL Anwendung realisisert werden, bei der neben dem eigentlichen Fenster des Anwendungsprogramms ein extra Graphik-Fenster zur Anzeige der OpenGL Graphik genutzt wird. Die Benutzerschnittstelle des Programms soll sowohl Tastatureingaben als auch die Maus unterstützen. Die Benutzerschnittstelle darf entweder als graphische Benutzeroberfläche als auch als über Konsolen Ein/Ausgabe ( „DOS-Fenster“ ) <text:s/>realisiert werden.</text:span></text:p>
      <text:h text:style-name="P8" text:outline-level="1"><text:bookmark-start text:name="_Toc75996947"/><text:span text:style-name="T2">Ergänzung zu Entwurf</text:span><text:bookmark-end text:name="_Toc75996947"/></text:h>
      <text:p text:style-name="P1"><text:span text:style-name="T4">Die Entscheidung, die Aufgabe in C++ objektorientiert statt prozedural zu lösen, <text:s/>bedeutete eine erhebliche Steigerung des notwendigen Aufwands, da für (fast) jede verwendete prozedurale Bibliotheksfunktion eine eigene „Wrapper“-Klasse mit entsprechenden Properties und deren get-, set-, is- Zugriffsmethoden angelegt werden mußte.</text:span></text:p>
      <text:p text:style-name="P2"/>
      <text:p text:style-name="P1"><text:span text:style-name="T4">( C++ Verwendung)</text:span></text:p>
      <text:p text:style-name="P1"><text:span text:style-name="T4">Unter C ist das kein Nachteil, aber bei objektorientierten Sprachen geht dadurch die „Dynamik“ in der Anwendung verloren.</text:span></text:p>
      <text:p text:style-name="P2"/>
      <text:h text:style-name="P6" text:outline-level="2"><text:span text:style-name="T1">Ergänzung: Details zur Implementierung</text:span><text:bookmark-end text:name="_Toc75996949"/></text:h>
      <text:p text:style-name="P1"><text:span text:style-name="T4">Es wurde für das Projekt eine Baum-Verzeichnisstruktur angelegt und konsequent genutzt. Insbesondere werden die Quelltexte im Java-Stil in einer„Paket“ Baumstruktur getrennt von den Objektdateien und der ausführbaren Datei verwaltet. </text:span></text:p>
      <text:p text:style-name="P2"/>
      <text:p text:style-name="P1"><text:span text:style-name="T4">Legt man für jede Klasse eine Quelltext- und Header-Datei an, ist die Anzahl der Klassen und die Namensgebung der Klassen durch Beschränkungen von Windows <text:s/>beim Linken des Projekts mit der Entwicklungsumgebung „Bloodshed <text:s/>Dev-C++“ bzw. auf unangenehme Weise eingeschränkt: Die Entwicklungsumgebung übergibt alle Objekt-Module per Kommandozeile an den Linker. Überschreitet diese Kommandozeile eine gewisse Länge, bricht der der Link-Prozess mit der Fehlermeldung</text:span></text:p>
      <text:p text:style-name="P2"/>
      <text:p text:style-name="P1"><text:span text:style-name="T4">„Die eingegebene Zeile ist zu lang.<text:line-break/>make.exe: *** [../../bin/3dogs.exe] Error 255“</text:span></text:p>
      <text:p text:style-name="P10"><text:span text:style-name="T4">ab </text:span></text:p>
      <text:p text:style-name="P9"/>
      <text:p text:style-name="P10"><text:span text:style-name="T4">Ich erreichte diese Grenze sehr bald und war gezwungen, </text:span></text:p>
      <text:list xml:id="list41316028" text:style-name="WWNum2">
        <text:list-item>
          <text:p text:style-name="P3"><text:span text:style-name="T4">die Objektdateien und Bibliotheken im Verzeichnis der Projektdatei abzulegen.</text:span></text:p>
        </text:list-item>
        <text:list-item>
          <text:p text:style-name="P3"><text:span text:style-name="T4">sehr kurze Klassenamen zu vereinbaren.</text:span></text:p>
        </text:list-item>
      </text:list>
      <text:p text:style-name="P2"/>
      <text:p text:style-name="P1"><text:soft-page-break/><text:span text:style-name="T4">Diese Beschränkung läßt sich bei anderen, nicht auf GNU-C basierendenden C/C++ Compilern unter Windows und auch bei bei GNU-C unter Linux durch ein geeignetes Makefile umgehen. „Dev-C++“ erlaubt zur Zeit die Verwaltung eines solchen geeigneten Makefiles leider nicht.</text:span></text:p>
      <text:p text:style-name="P2"/>
      <text:p text:style-name="P1"><text:span text:style-name="T4">Leider ist es bei Verwendung von OpenGL und GLUT nicht möglich, einen einheitlichen Fliesskomma-Datentyp in dieser Anwendung zu verwenden:</text:span></text:p>
      <text:list xml:id="list41327301" text:style-name="WWNum1">
        <text:list-item>
          <text:p text:style-name="P4"><text:span text:style-name="T4">Die per Ident übergebenen Daten von OpenGL Lichtquellen können nur „float“ aber nicht „double“ sein.</text:span></text:p>
        </text:list-item>
        <text:list-item>
          <text:p text:style-name="P4"><text:span text:style-name="T4">Die per Ident übergebenen Daten der OpenGL Funktion „glClipPlane“ können nur „double“ aber nicht „float“ sein.</text:span></text:p>
        </text:list-item>
      </text:list>
      <text:p text:style-name="P1"><text:span text:style-name="T4">Ich entschied mich, soweit wie möglich den Datentyp „float“ zu verwenden.</text:span></text:p>
      <text:p text:style-name="P2"/>
      <text:p text:style-name="P1"><text:span text:style-name="T4">Insbesondere spiegeln die Namen der in den Methoden der Klasse „framework/opengl/OpenGL“ <text:s/>aufgerufenen OpenGL Funktionen an ihrem Ende teilweise den verwendetem Datentyp ihrer Parameter wider.</text:span></text:p>
      <text:p text:style-name="P2"/>
      <text:p text:style-name="P1"><text:span text:style-name="T4">Grundsätzlich kann und muß ein Controller eine Maus- oder Joystickbewegung anders auswerten wie eine „Keyboard“ Tastatureingabe oder eine „Special“ Tastatureingabe – es steht dem Entwickler aber frei zu entscheiden, ob und wie letztendlich dies Zustände oder Parameter der übergebenen Modelle geändert werden.</text:span></text:p>
      <text:p text:style-name="P5"/>
      <text:p text:style-name="P1"><text:span text:style-name="T4">Im Falle von Tastatureingaben gibt es aber aufgrund der historisch vorgegebenen GLUT-Schnittstelle 2 getrennte Callback-Routinen. Aus Benutzersicht hingegen gibt es keinen Unterschied zwischen den „Special“ Tasten und den „Keyboard“ Tasten . Im diesem Falle wäre es möglich, einen Controller auf die EINE Art und Weise auf eine „Keyboard“ Tastatureingabe reagieren zu lassen, und auf eine ANDERE Art und Weise auf eine „Special“ Tastatureingabe. Eine „dynamische“ bzw. „freie“ Zuordnung von Funktionen wäre dann aber nicht mehr möglich. Generell ist ein Controller jedoch die „kleineste Einheit“ für eine Veränderung einer OpenGL Szene durch den Benutzer, von daher habe mich bemüht, in jedem einzelnen Controller nur jeweils eine einzige Funktion zu realisieren.</text:span></text:p>
      <text:p text:style-name="P2"/>
      <text:p text:style-name="P1"><text:span text:style-name="T4">Unter Windows werden Eingaben von einem Graphiktablett wie Eingaben von der Maus behandelt, d.h. der in GLUT speziell vorgesehene Support für Graphiktabletts ist dort überflüssig.</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3" svg:font-family="Arial" style:font-family-generic="roman"/>
    <style:font-face style:name="Times New Roman1" svg:font-family="'Times New Roman'" style:font-family-generic="roman"/>
    <style:font-face style:name="Arial1"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align="start" style:justify-single-word="false" fo:orphans="0" fo:widows="0" fo:text-indent="0cm" style:auto-text-indent="false" fo:keep-with-next="always" style:vertical-align="auto"/>
      <style:text-properties style:font-name="Arial1" fo:font-size="16pt" fo:language="de" fo:country="DE" fo:font-weight="bold" style:font-size-asian="16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4pt" fo:language="de" fo:country="DE" fo:font-style="italic" fo:font-weight="bold" style:font-size-asian="14pt" style:language-asian="de" style:country-asian="DE" style:font-style-asian="italic" style:font-weight-asian="bold"/>
    </style:style>
    <style:style style:name="Contents_20_1" style:display-name="Contents 1" style:family="paragraph" style:parent-style-name="Index" style:default-outline-level="" style:class="index">
      <style:paragraph-properties fo:margin-left="0cm" fo:margin-right="0cm" fo:text-align="start" style:justify-single-word="false" fo:orphans="0" fo:widows="0" fo:text-indent="0cm" style:auto-text-indent="false" style:vertical-align="auto">
        <style:tab-stops>
          <style:tab-stop style:position="17cm" style:type="right" style:leader-style="dotted" style:leader-text="."/>
        </style:tab-stops>
      </style:paragraph-properties>
      <style:text-properties fo:font-size="12pt" fo:language="de" fo:country="DE" style:font-size-asian="12pt" style:language-asian="de" style:country-asian="D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tails zur Implementierung</dc:title>
    <meta:initial-creator>Administrator</meta:initial-creator>
    <meta:creation-date>2004-06-30T07:19:00</meta:creation-date>
    <dc:date>2004-06-30T07:49:00</dc:date>
    <meta:editing-cycles>9</meta:editing-cycles>
    <meta:editing-duration>P0D</meta:editing-duration>
    <meta:document-statistic meta:table-count="0" meta:image-count="0" meta:object-count="0" meta:page-count="2" meta:paragraph-count="25" meta:word-count="616" meta:character-count="4511" meta:non-whitespace-character-count="3915"/>
    <meta:generator>LibreOffice/3.6$Windows_x86 LibreOffice_project/e183d5b-f8ccaf6-3804794-95b4be8-895629</meta:generator>
    <meta:user-defined meta:name="Operator">Administrator</meta:user-defined>
  </office:meta>
</office:document-meta>
</file>